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all of 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-99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2:.H2]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3:.H3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4:.H4]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5:.H5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6:.H6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7:.H7]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8:.H8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9:.H9]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B10:.H10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:.H11])" office:value-type="float" office:value="384" calcext:value-type="float">
            <text:p>38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lative version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ll of 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B2]/303" office:value-type="float" office:value="0.138613861386139" calcext:value-type="float">
            <text:p>0.138613861386139</text:p>
          </table:table-cell>
          <table:table-cell table:formula="of:=[.C2]/303" office:value-type="float" office:value="0.399339933993399" calcext:value-type="float">
            <text:p>0.399339933993399</text:p>
          </table:table-cell>
          <table:table-cell table:formula="of:=[.D2]/303" office:value-type="float" office:value="0.3003300330033" calcext:value-type="float">
            <text:p>0.3003300330033</text:p>
          </table:table-cell>
          <table:table-cell table:formula="of:=[.E2]/303" office:value-type="float" office:value="0.122112211221122" calcext:value-type="float">
            <text:p>0.122112211221122</text:p>
          </table:table-cell>
          <table:table-cell table:formula="of:=[.F2]/303" office:value-type="float" office:value="0.0264026402640264" calcext:value-type="float">
            <text:p>0.026402640264026</text:p>
          </table:table-cell>
          <table:table-cell table:formula="of:=[.G2]/303" office:value-type="float" office:value="0.0066006600660066" calcext:value-type="float">
            <text:p>0.006600660066007</text:p>
          </table:table-cell>
          <table:table-cell table:formula="of:=[.H2]/303" office:value-type="float" office:value="0.0066006600660066" calcext:value-type="float">
            <text:p>0.006600660066007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B3]/353" office:value-type="float" office:value="0.144475920679887" calcext:value-type="float">
            <text:p>0.144475920679887</text:p>
          </table:table-cell>
          <table:table-cell table:formula="of:=[.C3]/353" office:value-type="float" office:value="0.436260623229462" calcext:value-type="float">
            <text:p>0.436260623229462</text:p>
          </table:table-cell>
          <table:table-cell table:formula="of:=[.D3]/353" office:value-type="float" office:value="0.331444759206799" calcext:value-type="float">
            <text:p>0.331444759206799</text:p>
          </table:table-cell>
          <table:table-cell table:formula="of:=[.E3]/353" office:value-type="float" office:value="0.0623229461756374" calcext:value-type="float">
            <text:p>0.062322946175637</text:p>
          </table:table-cell>
          <table:table-cell table:formula="of:=[.F3]/353" office:value-type="float" office:value="0.0169971671388102" calcext:value-type="float">
            <text:p>0.01699716713881</text:p>
          </table:table-cell>
          <table:table-cell table:formula="of:=[.G3]/353" office:value-type="float" office:value="0.0056657223796034" calcext:value-type="float">
            <text:p>0.005665722379603</text:p>
          </table:table-cell>
          <table:table-cell table:formula="of:=[.H3]/353" office:value-type="float" office:value="0.0028328611898017" calcext:value-type="float">
            <text:p>0.00283286118980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B4]/401" office:value-type="float" office:value="0.149625935162095" calcext:value-type="float">
            <text:p>0.149625935162095</text:p>
          </table:table-cell>
          <table:table-cell table:formula="of:=[.C4]/401" office:value-type="float" office:value="0.43142144638404" calcext:value-type="float">
            <text:p>0.43142144638404</text:p>
          </table:table-cell>
          <table:table-cell table:formula="of:=[.D4]/401" office:value-type="float" office:value="0.306733167082294" calcext:value-type="float">
            <text:p>0.306733167082294</text:p>
          </table:table-cell>
          <table:table-cell table:formula="of:=[.E4]/401" office:value-type="float" office:value="0.0723192019950125" calcext:value-type="float">
            <text:p>0.072319201995013</text:p>
          </table:table-cell>
          <table:table-cell table:formula="of:=[.F4]/401" office:value-type="float" office:value="0.0324189526184539" calcext:value-type="float">
            <text:p>0.032418952618454</text:p>
          </table:table-cell>
          <table:table-cell table:formula="of:=[.G4]/401" office:value-type="float" office:value="0.00498753117206983" calcext:value-type="float">
            <text:p>0.00498753117207</text:p>
          </table:table-cell>
          <table:table-cell table:formula="of:=[.H4]/401" office:value-type="float" office:value="0.00249376558603491" calcext:value-type="float">
            <text:p>0.002493765586035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5]/395" office:value-type="float" office:value="0.129113924050633" calcext:value-type="float">
            <text:p>0.129113924050633</text:p>
          </table:table-cell>
          <table:table-cell table:formula="of:=[.C5]/395" office:value-type="float" office:value="0.425316455696203" calcext:value-type="float">
            <text:p>0.425316455696203</text:p>
          </table:table-cell>
          <table:table-cell table:formula="of:=[.D5]/395" office:value-type="float" office:value="0.346835443037975" calcext:value-type="float">
            <text:p>0.346835443037975</text:p>
          </table:table-cell>
          <table:table-cell table:formula="of:=[.E5]/395" office:value-type="float" office:value="0.0784810126582279" calcext:value-type="float">
            <text:p>0.078481012658228</text:p>
          </table:table-cell>
          <table:table-cell table:formula="of:=[.F5]/395" office:value-type="float" office:value="0.0126582278481013" calcext:value-type="float">
            <text:p>0.012658227848101</text:p>
          </table:table-cell>
          <table:table-cell table:formula="of:=[.G5]/395" office:value-type="float" office:value="0.00253164556962025" calcext:value-type="float">
            <text:p>0.00253164556962</text:p>
          </table:table-cell>
          <table:table-cell table:formula="of:=[.H5]/395" office:value-type="float" office:value="0.00506329113924051" calcext:value-type="float">
            <text:p>0.00506329113924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B6]/412" office:value-type="float" office:value="0.160194174757282" calcext:value-type="float">
            <text:p>0.160194174757282</text:p>
          </table:table-cell>
          <table:table-cell table:formula="of:=[.C6]/412" office:value-type="float" office:value="0.41747572815534" calcext:value-type="float">
            <text:p>0.41747572815534</text:p>
          </table:table-cell>
          <table:table-cell table:formula="of:=[.D6]/412" office:value-type="float" office:value="0.330097087378641" calcext:value-type="float">
            <text:p>0.330097087378641</text:p>
          </table:table-cell>
          <table:table-cell table:formula="of:=[.E6]/412" office:value-type="float" office:value="0.0558252427184466" calcext:value-type="float">
            <text:p>0.055825242718447</text:p>
          </table:table-cell>
          <table:table-cell table:formula="of:=[.F6]/412" office:value-type="float" office:value="0.0218446601941748" calcext:value-type="float">
            <text:p>0.021844660194175</text:p>
          </table:table-cell>
          <table:table-cell table:formula="of:=[.G6]/412" office:value-type="float" office:value="0.00970873786407767" calcext:value-type="float">
            <text:p>0.009708737864078</text:p>
          </table:table-cell>
          <table:table-cell table:formula="of:=[.H6]/412" office:value-type="float" office:value="0.00485436893203883" calcext:value-type="float">
            <text:p>0.004854368932039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B7]/408" office:value-type="float" office:value="0.186274509803922" calcext:value-type="float">
            <text:p>0.186274509803922</text:p>
          </table:table-cell>
          <table:table-cell table:formula="of:=[.C7]/408" office:value-type="float" office:value="0.362745098039216" calcext:value-type="float">
            <text:p>0.362745098039216</text:p>
          </table:table-cell>
          <table:table-cell table:formula="of:=[.D7]/408" office:value-type="float" office:value="0.377450980392157" calcext:value-type="float">
            <text:p>0.377450980392157</text:p>
          </table:table-cell>
          <table:table-cell table:formula="of:=[.E7]/408" office:value-type="float" office:value="0.0514705882352941" calcext:value-type="float">
            <text:p>0.051470588235294</text:p>
          </table:table-cell>
          <table:table-cell table:formula="of:=[.F7]/408" office:value-type="float" office:value="0.00980392156862745" calcext:value-type="float">
            <text:p>0.009803921568627</text:p>
          </table:table-cell>
          <table:table-cell table:formula="of:=[.G7]/408" office:value-type="float" office:value="0.00980392156862745" calcext:value-type="float">
            <text:p>0.009803921568627</text:p>
          </table:table-cell>
          <table:table-cell table:formula="of:=[.H7]/408" office:value-type="float" office:value="0.00245098039215686" calcext:value-type="float">
            <text:p>0.00245098039215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B8]/429" office:value-type="float" office:value="0.214452214452214" calcext:value-type="float">
            <text:p>0.214452214452214</text:p>
          </table:table-cell>
          <table:table-cell table:formula="of:=[.C8]/429" office:value-type="float" office:value="0.41958041958042" calcext:value-type="float">
            <text:p>0.41958041958042</text:p>
          </table:table-cell>
          <table:table-cell table:formula="of:=[.D8]/429" office:value-type="float" office:value="0.31002331002331" calcext:value-type="float">
            <text:p>0.31002331002331</text:p>
          </table:table-cell>
          <table:table-cell table:formula="of:=[.E8]/429" office:value-type="float" office:value="0.0326340326340326" calcext:value-type="float">
            <text:p>0.032634032634033</text:p>
          </table:table-cell>
          <table:table-cell table:formula="of:=[.F8]/429" office:value-type="float" office:value="0.013986013986014" calcext:value-type="float">
            <text:p>0.013986013986014</text:p>
          </table:table-cell>
          <table:table-cell table:formula="of:=[.G8]/429" office:value-type="float" office:value="0.00699300699300699" calcext:value-type="float">
            <text:p>0.006993006993007</text:p>
          </table:table-cell>
          <table:table-cell table:formula="of:=[.H8]/429" office:value-type="float" office:value="0.00233100233100233" calcext:value-type="float">
            <text:p>0.002331002331002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B9]/387" office:value-type="float" office:value="0.170542635658915" calcext:value-type="float">
            <text:p>0.170542635658915</text:p>
          </table:table-cell>
          <table:table-cell table:formula="of:=[.C9]/387" office:value-type="float" office:value="0.405684754521964" calcext:value-type="float">
            <text:p>0.405684754521964</text:p>
          </table:table-cell>
          <table:table-cell table:formula="of:=[.D9]/387" office:value-type="float" office:value="0.364341085271318" calcext:value-type="float">
            <text:p>0.364341085271318</text:p>
          </table:table-cell>
          <table:table-cell table:formula="of:=[.E9]/387" office:value-type="float" office:value="0.0310077519379845" calcext:value-type="float">
            <text:p>0.031007751937985</text:p>
          </table:table-cell>
          <table:table-cell table:formula="of:=[.F9]/387" office:value-type="float" office:value="0.020671834625323" calcext:value-type="float">
            <text:p>0.020671834625323</text:p>
          </table:table-cell>
          <table:table-cell table:formula="of:=[.G9]/387" office:value-type="float" office:value="0.00516795865633075" calcext:value-type="float">
            <text:p>0.005167958656331</text:p>
          </table:table-cell>
          <table:table-cell table:formula="of:=[.H9]/387" office:value-type="float" office:value="0.00258397932816537" calcext:value-type="float">
            <text:p>0.002583979328165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B10]/442" office:value-type="float" office:value="0.117647058823529" calcext:value-type="float">
            <text:p>0.117647058823529</text:p>
          </table:table-cell>
          <table:table-cell table:formula="of:=[.C10]/442" office:value-type="float" office:value="0.459276018099548" calcext:value-type="float">
            <text:p>0.459276018099548</text:p>
          </table:table-cell>
          <table:table-cell table:formula="of:=[.D10]/442" office:value-type="float" office:value="0.366515837104072" calcext:value-type="float">
            <text:p>0.366515837104072</text:p>
          </table:table-cell>
          <table:table-cell table:formula="of:=[.E10]/442" office:value-type="float" office:value="0.0294117647058823" calcext:value-type="float">
            <text:p>0.029411764705882</text:p>
          </table:table-cell>
          <table:table-cell table:formula="of:=[.F10]/442" office:value-type="float" office:value="0.00226244343891403" calcext:value-type="float">
            <text:p>0.002262443438914</text:p>
          </table:table-cell>
          <table:table-cell table:formula="of:=[.G10]/442" office:value-type="float" office:value="0.0248868778280543" calcext:value-type="float">
            <text:p>0.024886877828054</text:p>
          </table:table-cell>
          <table:table-cell table:formula="of:=[.H10]/44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B11]/384" office:value-type="float" office:value="0.111979166666667" calcext:value-type="float">
            <text:p>0.111979166666667</text:p>
          </table:table-cell>
          <table:table-cell table:formula="of:=[.C11]/384" office:value-type="float" office:value="0.395833333333333" calcext:value-type="float">
            <text:p>0.395833333333333</text:p>
          </table:table-cell>
          <table:table-cell table:formula="of:=[.D11]/384" office:value-type="float" office:value="0.4296875" calcext:value-type="float">
            <text:p>0.4296875</text:p>
          </table:table-cell>
          <table:table-cell table:formula="of:=[.E11]/384" office:value-type="float" office:value="0.046875" calcext:value-type="float">
            <text:p>0.046875</text:p>
          </table:table-cell>
          <table:table-cell table:formula="of:=[.F11]/384" office:value-type="float" office:value="0.0104166666666667" calcext:value-type="float">
            <text:p>0.010416666666667</text:p>
          </table:table-cell>
          <table:table-cell table:formula="of:=[.G11]/384" office:value-type="float" office:value="0.00520833333333333" calcext:value-type="float">
            <text:p>0.005208333333333</text:p>
          </table:table-cell>
          <table:table-cell table:formula="of:=[.H11]/3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thout &gt;100 column (less than 1 percent error)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office:value-type="float" office:value="0.138613861386139" calcext:value-type="float">
            <text:p>0.138613861386139</text:p>
          </table:table-cell>
          <table:table-cell office:value-type="float" office:value="0.399339933993399" calcext:value-type="float">
            <text:p>0.399339933993399</text:p>
          </table:table-cell>
          <table:table-cell office:value-type="float" office:value="0.3003300330033" calcext:value-type="float">
            <text:p>0.3003300330033</text:p>
          </table:table-cell>
          <table:table-cell office:value-type="float" office:value="0.122112211221122" calcext:value-type="float">
            <text:p>0.122112211221122</text:p>
          </table:table-cell>
          <table:table-cell office:value-type="float" office:value="0.0264026402640264" calcext:value-type="float">
            <text:p>0.026402640264026</text:p>
          </table:table-cell>
          <table:table-cell office:value-type="float" office:value="0.0066006600660066" calcext:value-type="float">
            <text:p>0.006600660066007</text:p>
          </table:table-cell>
          <table:table-cell table:number-columns-repeated="2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office:value-type="float" office:value="0.144475920679887" calcext:value-type="float">
            <text:p>0.144475920679887</text:p>
          </table:table-cell>
          <table:table-cell office:value-type="float" office:value="0.436260623229462" calcext:value-type="float">
            <text:p>0.436260623229462</text:p>
          </table:table-cell>
          <table:table-cell office:value-type="float" office:value="0.331444759206799" calcext:value-type="float">
            <text:p>0.331444759206799</text:p>
          </table:table-cell>
          <table:table-cell office:value-type="float" office:value="0.0623229461756374" calcext:value-type="float">
            <text:p>0.062322946175637</text:p>
          </table:table-cell>
          <table:table-cell office:value-type="float" office:value="0.0169971671388102" calcext:value-type="float">
            <text:p>0.01699716713881</text:p>
          </table:table-cell>
          <table:table-cell office:value-type="float" office:value="0.0056657223796034" calcext:value-type="float">
            <text:p>0.005665722379603</text:p>
          </table:table-cell>
          <table:table-cell table:number-columns-repeated="2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office:value-type="float" office:value="0.149625935162095" calcext:value-type="float">
            <text:p>0.149625935162095</text:p>
          </table:table-cell>
          <table:table-cell office:value-type="float" office:value="0.43142144638404" calcext:value-type="float">
            <text:p>0.43142144638404</text:p>
          </table:table-cell>
          <table:table-cell office:value-type="float" office:value="0.306733167082294" calcext:value-type="float">
            <text:p>0.306733167082294</text:p>
          </table:table-cell>
          <table:table-cell office:value-type="float" office:value="0.0723192019950125" calcext:value-type="float">
            <text:p>0.072319201995013</text:p>
          </table:table-cell>
          <table:table-cell office:value-type="float" office:value="0.0324189526184539" calcext:value-type="float">
            <text:p>0.032418952618454</text:p>
          </table:table-cell>
          <table:table-cell office:value-type="float" office:value="0.00498753117206983" calcext:value-type="float">
            <text:p>0.00498753117207</text:p>
          </table:table-cell>
          <table:table-cell table:number-columns-repeated="2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office:value-type="float" office:value="0.129113924050633" calcext:value-type="float">
            <text:p>0.129113924050633</text:p>
          </table:table-cell>
          <table:table-cell office:value-type="float" office:value="0.425316455696203" calcext:value-type="float">
            <text:p>0.425316455696203</text:p>
          </table:table-cell>
          <table:table-cell office:value-type="float" office:value="0.346835443037975" calcext:value-type="float">
            <text:p>0.346835443037975</text:p>
          </table:table-cell>
          <table:table-cell office:value-type="float" office:value="0.0784810126582279" calcext:value-type="float">
            <text:p>0.078481012658228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00253164556962025" calcext:value-type="float">
            <text:p>0.00253164556962</text:p>
          </table:table-cell>
          <table:table-cell table:number-columns-repeated="2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office:value-type="float" office:value="0.160194174757282" calcext:value-type="float">
            <text:p>0.160194174757282</text:p>
          </table:table-cell>
          <table:table-cell office:value-type="float" office:value="0.41747572815534" calcext:value-type="float">
            <text:p>0.41747572815534</text:p>
          </table:table-cell>
          <table:table-cell office:value-type="float" office:value="0.330097087378641" calcext:value-type="float">
            <text:p>0.330097087378641</text:p>
          </table:table-cell>
          <table:table-cell office:value-type="float" office:value="0.0558252427184466" calcext:value-type="float">
            <text:p>0.055825242718447</text:p>
          </table:table-cell>
          <table:table-cell office:value-type="float" office:value="0.0218446601941748" calcext:value-type="float">
            <text:p>0.021844660194175</text:p>
          </table:table-cell>
          <table:table-cell office:value-type="float" office:value="0.00970873786407767" calcext:value-type="float">
            <text:p>0.009708737864078</text:p>
          </table:table-cell>
          <table:table-cell table:number-columns-repeated="2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office:value-type="float" office:value="0.186274509803922" calcext:value-type="float">
            <text:p>0.186274509803922</text:p>
          </table:table-cell>
          <table:table-cell office:value-type="float" office:value="0.362745098039216" calcext:value-type="float">
            <text:p>0.362745098039216</text:p>
          </table:table-cell>
          <table:table-cell office:value-type="float" office:value="0.377450980392157" calcext:value-type="float">
            <text:p>0.377450980392157</text:p>
          </table:table-cell>
          <table:table-cell office:value-type="float" office:value="0.0514705882352941" calcext:value-type="float">
            <text:p>0.051470588235294</text:p>
          </table:table-cell>
          <table:table-cell table:number-columns-repeated="2" office:value-type="float" office:value="0.00980392156862745" calcext:value-type="float">
            <text:p>0.009803921568627</text:p>
          </table:table-cell>
          <table:table-cell table:number-columns-repeated="2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office:value-type="float" office:value="0.214452214452214" calcext:value-type="float">
            <text:p>0.214452214452214</text:p>
          </table:table-cell>
          <table:table-cell office:value-type="float" office:value="0.41958041958042" calcext:value-type="float">
            <text:p>0.41958041958042</text:p>
          </table:table-cell>
          <table:table-cell office:value-type="float" office:value="0.31002331002331" calcext:value-type="float">
            <text:p>0.31002331002331</text:p>
          </table:table-cell>
          <table:table-cell office:value-type="float" office:value="0.0326340326340326" calcext:value-type="float">
            <text:p>0.032634032634033</text:p>
          </table:table-cell>
          <table:table-cell office:value-type="float" office:value="0.013986013986014" calcext:value-type="float">
            <text:p>0.013986013986014</text:p>
          </table:table-cell>
          <table:table-cell office:value-type="float" office:value="0.00699300699300699" calcext:value-type="float">
            <text:p>0.006993006993007</text:p>
          </table:table-cell>
          <table:table-cell table:number-columns-repeated="2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office:value-type="float" office:value="0.170542635658915" calcext:value-type="float">
            <text:p>0.170542635658915</text:p>
          </table:table-cell>
          <table:table-cell office:value-type="float" office:value="0.405684754521964" calcext:value-type="float">
            <text:p>0.405684754521964</text:p>
          </table:table-cell>
          <table:table-cell office:value-type="float" office:value="0.364341085271318" calcext:value-type="float">
            <text:p>0.364341085271318</text:p>
          </table:table-cell>
          <table:table-cell office:value-type="float" office:value="0.0310077519379845" calcext:value-type="float">
            <text:p>0.031007751937985</text:p>
          </table:table-cell>
          <table:table-cell office:value-type="float" office:value="0.020671834625323" calcext:value-type="float">
            <text:p>0.020671834625323</text:p>
          </table:table-cell>
          <table:table-cell office:value-type="float" office:value="0.00516795865633075" calcext:value-type="float">
            <text:p>0.005167958656331</text:p>
          </table:table-cell>
          <table:table-cell table:number-columns-repeated="2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459276018099548" calcext:value-type="float">
            <text:p>0.459276018099548</text:p>
          </table:table-cell>
          <table:table-cell office:value-type="float" office:value="0.366515837104072" calcext:value-type="float">
            <text:p>0.366515837104072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0.00226244343891403" calcext:value-type="float">
            <text:p>0.002262443438914</text:p>
          </table:table-cell>
          <table:table-cell office:value-type="float" office:value="0.0248868778280543" calcext:value-type="float">
            <text:p>0.024886877828054</text:p>
          </table:table-cell>
          <table:table-cell table:number-columns-repeated="2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office:value-type="float" office:value="0.111979166666667" calcext:value-type="float">
            <text:p>0.111979166666667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0.00520833333333333" calcext:value-type="float">
            <text:p>0.0052083333333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lative, normalized histogram, with 2 x 2 binning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A</text:p>
          </table:table-cell>
          <table:table-cell table:formula="of:=([.B29]+[.C29]+[.D29])*0.2+([.B30]+[.C30]+[.D30])*0.2+([.B31]+[.C31]+[.D31])*0.2+([.B32]+[.C32]+[.D32])*0.2+([.B33]+[.C33]+[.D33])*0.2" office:value-type="float" office:value="0.889455698640697" calcext:value-type="float">
            <text:p>0.889455698640697</text:p>
          </table:table-cell>
          <table:table-cell table:formula="of:=([.E29]+[.F29]+[.G29])*0.2+([.E30]+[.F30]+[.G30])*0.2+([.E31]+[.F31]+[.G31])*0.2+([.E32]+[.F32]+[.G32])*0.2+([.E33]+[.F33]+[.G33])*0.2" office:value-type="float" office:value="0.106175311976678" calcext:value-type="float">
            <text:p>0.106175311976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B</text:p>
          </table:table-cell>
          <table:table-cell table:formula="of:=([.B34]+[.C34]+[.D34])*0.2+([.B35]+[.C35]+[.D35])*0.2+([.B36]+[.C36]+[.D36])*0.2+([.B37]+[.C37]+[.D37])*0.2+([.B38]+[.C38]+[.D38])*0.2" office:value-type="float" office:value="0.938406784354117" calcext:value-type="float">
            <text:p>0.938406784354117</text:p>
          </table:table-cell>
          <table:table-cell table:formula="of:=([.E34]+[.F34]+[.G34])*0.2+([.E35]+[.F35]+[.G35])*0.2+([.E36]+[.F36]+[.G36])*0.2+([.E37]+[.F37]+[.G37])*0.2+([.E38]+[.F38]+[.G38])*0.2" office:value-type="float" office:value="0.0601200232356183" calcext:value-type="float">
            <text:p>0.0601200232356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unding to nearest percent…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9 or fewer</text:p>
          </table:table-cell>
          <table:table-cell office:value-type="string" calcext:value-type="string">
            <text:p>30 or m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0-2014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5-201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4.3244in" svg:height="2.4323in" svg:x="1.8232in" svg:y="8.5638in">
            <draw:object draw:notify-on-update-of-ranges="Sheet2.A53:Sheet2.A62 Sheet2.B53:Sheet2.B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all of 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-99</text:p>
          </table:table-cell>
          <table:table-cell office:value-type="string" calcext:value-type="string">
            <text:p>&gt;1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2:.H2]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3:.H3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4:.H4]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5:.H5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6:.H6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7:.H7]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8:.H8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9:.H9]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B10:.H10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:.H11])" office:value-type="float" office:value="384" calcext:value-type="float">
            <text:p>38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lative version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ll of 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B2]/303" office:value-type="float" office:value="0.138613861386139" calcext:value-type="float">
            <text:p>0.138613861386139</text:p>
          </table:table-cell>
          <table:table-cell table:formula="of:=[.C2]/303" office:value-type="float" office:value="0.399339933993399" calcext:value-type="float">
            <text:p>0.399339933993399</text:p>
          </table:table-cell>
          <table:table-cell table:formula="of:=[.D2]/303" office:value-type="float" office:value="0.3003300330033" calcext:value-type="float">
            <text:p>0.3003300330033</text:p>
          </table:table-cell>
          <table:table-cell table:formula="of:=[.E2]/303" office:value-type="float" office:value="0.122112211221122" calcext:value-type="float">
            <text:p>0.122112211221122</text:p>
          </table:table-cell>
          <table:table-cell table:formula="of:=[.F2]/303" office:value-type="float" office:value="0.0264026402640264" calcext:value-type="float">
            <text:p>0.026402640264026</text:p>
          </table:table-cell>
          <table:table-cell table:formula="of:=[.G2]/303" office:value-type="float" office:value="0.0066006600660066" calcext:value-type="float">
            <text:p>0.006600660066007</text:p>
          </table:table-cell>
          <table:table-cell table:formula="of:=[.H2]/303" office:value-type="float" office:value="0.0066006600660066" calcext:value-type="float">
            <text:p>0.006600660066007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B3]/353" office:value-type="float" office:value="0.144475920679887" calcext:value-type="float">
            <text:p>0.144475920679887</text:p>
          </table:table-cell>
          <table:table-cell table:formula="of:=[.C3]/353" office:value-type="float" office:value="0.436260623229462" calcext:value-type="float">
            <text:p>0.436260623229462</text:p>
          </table:table-cell>
          <table:table-cell table:formula="of:=[.D3]/353" office:value-type="float" office:value="0.331444759206799" calcext:value-type="float">
            <text:p>0.331444759206799</text:p>
          </table:table-cell>
          <table:table-cell table:formula="of:=[.E3]/353" office:value-type="float" office:value="0.0623229461756374" calcext:value-type="float">
            <text:p>0.062322946175637</text:p>
          </table:table-cell>
          <table:table-cell table:formula="of:=[.F3]/353" office:value-type="float" office:value="0.0169971671388102" calcext:value-type="float">
            <text:p>0.01699716713881</text:p>
          </table:table-cell>
          <table:table-cell table:formula="of:=[.G3]/353" office:value-type="float" office:value="0.0056657223796034" calcext:value-type="float">
            <text:p>0.005665722379603</text:p>
          </table:table-cell>
          <table:table-cell table:formula="of:=[.H3]/353" office:value-type="float" office:value="0.0028328611898017" calcext:value-type="float">
            <text:p>0.00283286118980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B4]/401" office:value-type="float" office:value="0.149625935162095" calcext:value-type="float">
            <text:p>0.149625935162095</text:p>
          </table:table-cell>
          <table:table-cell table:formula="of:=[.C4]/401" office:value-type="float" office:value="0.43142144638404" calcext:value-type="float">
            <text:p>0.43142144638404</text:p>
          </table:table-cell>
          <table:table-cell table:formula="of:=[.D4]/401" office:value-type="float" office:value="0.306733167082294" calcext:value-type="float">
            <text:p>0.306733167082294</text:p>
          </table:table-cell>
          <table:table-cell table:formula="of:=[.E4]/401" office:value-type="float" office:value="0.0723192019950125" calcext:value-type="float">
            <text:p>0.072319201995013</text:p>
          </table:table-cell>
          <table:table-cell table:formula="of:=[.F4]/401" office:value-type="float" office:value="0.0324189526184539" calcext:value-type="float">
            <text:p>0.032418952618454</text:p>
          </table:table-cell>
          <table:table-cell table:formula="of:=[.G4]/401" office:value-type="float" office:value="0.00498753117206983" calcext:value-type="float">
            <text:p>0.00498753117207</text:p>
          </table:table-cell>
          <table:table-cell table:formula="of:=[.H4]/401" office:value-type="float" office:value="0.00249376558603491" calcext:value-type="float">
            <text:p>0.002493765586035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5]/395" office:value-type="float" office:value="0.129113924050633" calcext:value-type="float">
            <text:p>0.129113924050633</text:p>
          </table:table-cell>
          <table:table-cell table:formula="of:=[.C5]/395" office:value-type="float" office:value="0.425316455696203" calcext:value-type="float">
            <text:p>0.425316455696203</text:p>
          </table:table-cell>
          <table:table-cell table:formula="of:=[.D5]/395" office:value-type="float" office:value="0.346835443037975" calcext:value-type="float">
            <text:p>0.346835443037975</text:p>
          </table:table-cell>
          <table:table-cell table:formula="of:=[.E5]/395" office:value-type="float" office:value="0.0784810126582279" calcext:value-type="float">
            <text:p>0.078481012658228</text:p>
          </table:table-cell>
          <table:table-cell table:formula="of:=[.F5]/395" office:value-type="float" office:value="0.0126582278481013" calcext:value-type="float">
            <text:p>0.012658227848101</text:p>
          </table:table-cell>
          <table:table-cell table:formula="of:=[.G5]/395" office:value-type="float" office:value="0.00253164556962025" calcext:value-type="float">
            <text:p>0.00253164556962</text:p>
          </table:table-cell>
          <table:table-cell table:formula="of:=[.H5]/395" office:value-type="float" office:value="0.00506329113924051" calcext:value-type="float">
            <text:p>0.00506329113924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B6]/412" office:value-type="float" office:value="0.160194174757282" calcext:value-type="float">
            <text:p>0.160194174757282</text:p>
          </table:table-cell>
          <table:table-cell table:formula="of:=[.C6]/412" office:value-type="float" office:value="0.41747572815534" calcext:value-type="float">
            <text:p>0.41747572815534</text:p>
          </table:table-cell>
          <table:table-cell table:formula="of:=[.D6]/412" office:value-type="float" office:value="0.330097087378641" calcext:value-type="float">
            <text:p>0.330097087378641</text:p>
          </table:table-cell>
          <table:table-cell table:formula="of:=[.E6]/412" office:value-type="float" office:value="0.0558252427184466" calcext:value-type="float">
            <text:p>0.055825242718447</text:p>
          </table:table-cell>
          <table:table-cell table:formula="of:=[.F6]/412" office:value-type="float" office:value="0.0218446601941748" calcext:value-type="float">
            <text:p>0.021844660194175</text:p>
          </table:table-cell>
          <table:table-cell table:formula="of:=[.G6]/412" office:value-type="float" office:value="0.00970873786407767" calcext:value-type="float">
            <text:p>0.009708737864078</text:p>
          </table:table-cell>
          <table:table-cell table:formula="of:=[.H6]/412" office:value-type="float" office:value="0.00485436893203883" calcext:value-type="float">
            <text:p>0.004854368932039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B7]/408" office:value-type="float" office:value="0.186274509803922" calcext:value-type="float">
            <text:p>0.186274509803922</text:p>
          </table:table-cell>
          <table:table-cell table:formula="of:=[.C7]/408" office:value-type="float" office:value="0.362745098039216" calcext:value-type="float">
            <text:p>0.362745098039216</text:p>
          </table:table-cell>
          <table:table-cell table:formula="of:=[.D7]/408" office:value-type="float" office:value="0.377450980392157" calcext:value-type="float">
            <text:p>0.377450980392157</text:p>
          </table:table-cell>
          <table:table-cell table:formula="of:=[.E7]/408" office:value-type="float" office:value="0.0514705882352941" calcext:value-type="float">
            <text:p>0.051470588235294</text:p>
          </table:table-cell>
          <table:table-cell table:formula="of:=[.F7]/408" office:value-type="float" office:value="0.00980392156862745" calcext:value-type="float">
            <text:p>0.009803921568627</text:p>
          </table:table-cell>
          <table:table-cell table:formula="of:=[.G7]/408" office:value-type="float" office:value="0.00980392156862745" calcext:value-type="float">
            <text:p>0.009803921568627</text:p>
          </table:table-cell>
          <table:table-cell table:formula="of:=[.H7]/408" office:value-type="float" office:value="0.00245098039215686" calcext:value-type="float">
            <text:p>0.00245098039215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B8]/429" office:value-type="float" office:value="0.214452214452214" calcext:value-type="float">
            <text:p>0.214452214452214</text:p>
          </table:table-cell>
          <table:table-cell table:formula="of:=[.C8]/429" office:value-type="float" office:value="0.41958041958042" calcext:value-type="float">
            <text:p>0.41958041958042</text:p>
          </table:table-cell>
          <table:table-cell table:formula="of:=[.D8]/429" office:value-type="float" office:value="0.31002331002331" calcext:value-type="float">
            <text:p>0.31002331002331</text:p>
          </table:table-cell>
          <table:table-cell table:formula="of:=[.E8]/429" office:value-type="float" office:value="0.0326340326340326" calcext:value-type="float">
            <text:p>0.032634032634033</text:p>
          </table:table-cell>
          <table:table-cell table:formula="of:=[.F8]/429" office:value-type="float" office:value="0.013986013986014" calcext:value-type="float">
            <text:p>0.013986013986014</text:p>
          </table:table-cell>
          <table:table-cell table:formula="of:=[.G8]/429" office:value-type="float" office:value="0.00699300699300699" calcext:value-type="float">
            <text:p>0.006993006993007</text:p>
          </table:table-cell>
          <table:table-cell table:formula="of:=[.H8]/429" office:value-type="float" office:value="0.00233100233100233" calcext:value-type="float">
            <text:p>0.002331002331002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B9]/387" office:value-type="float" office:value="0.170542635658915" calcext:value-type="float">
            <text:p>0.170542635658915</text:p>
          </table:table-cell>
          <table:table-cell table:formula="of:=[.C9]/387" office:value-type="float" office:value="0.405684754521964" calcext:value-type="float">
            <text:p>0.405684754521964</text:p>
          </table:table-cell>
          <table:table-cell table:formula="of:=[.D9]/387" office:value-type="float" office:value="0.364341085271318" calcext:value-type="float">
            <text:p>0.364341085271318</text:p>
          </table:table-cell>
          <table:table-cell table:formula="of:=[.E9]/387" office:value-type="float" office:value="0.0310077519379845" calcext:value-type="float">
            <text:p>0.031007751937985</text:p>
          </table:table-cell>
          <table:table-cell table:formula="of:=[.F9]/387" office:value-type="float" office:value="0.020671834625323" calcext:value-type="float">
            <text:p>0.020671834625323</text:p>
          </table:table-cell>
          <table:table-cell table:formula="of:=[.G9]/387" office:value-type="float" office:value="0.00516795865633075" calcext:value-type="float">
            <text:p>0.005167958656331</text:p>
          </table:table-cell>
          <table:table-cell table:formula="of:=[.H9]/387" office:value-type="float" office:value="0.00258397932816537" calcext:value-type="float">
            <text:p>0.002583979328165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B10]/442" office:value-type="float" office:value="0.117647058823529" calcext:value-type="float">
            <text:p>0.117647058823529</text:p>
          </table:table-cell>
          <table:table-cell table:formula="of:=[.C10]/442" office:value-type="float" office:value="0.459276018099548" calcext:value-type="float">
            <text:p>0.459276018099548</text:p>
          </table:table-cell>
          <table:table-cell table:formula="of:=[.D10]/442" office:value-type="float" office:value="0.366515837104072" calcext:value-type="float">
            <text:p>0.366515837104072</text:p>
          </table:table-cell>
          <table:table-cell table:formula="of:=[.E10]/442" office:value-type="float" office:value="0.0294117647058823" calcext:value-type="float">
            <text:p>0.029411764705882</text:p>
          </table:table-cell>
          <table:table-cell table:formula="of:=[.F10]/442" office:value-type="float" office:value="0.00226244343891403" calcext:value-type="float">
            <text:p>0.002262443438914</text:p>
          </table:table-cell>
          <table:table-cell table:formula="of:=[.G10]/442" office:value-type="float" office:value="0.0248868778280543" calcext:value-type="float">
            <text:p>0.024886877828054</text:p>
          </table:table-cell>
          <table:table-cell table:formula="of:=[.H10]/44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B11]/384" office:value-type="float" office:value="0.111979166666667" calcext:value-type="float">
            <text:p>0.111979166666667</text:p>
          </table:table-cell>
          <table:table-cell table:formula="of:=[.C11]/384" office:value-type="float" office:value="0.395833333333333" calcext:value-type="float">
            <text:p>0.395833333333333</text:p>
          </table:table-cell>
          <table:table-cell table:formula="of:=[.D11]/384" office:value-type="float" office:value="0.4296875" calcext:value-type="float">
            <text:p>0.4296875</text:p>
          </table:table-cell>
          <table:table-cell table:formula="of:=[.E11]/384" office:value-type="float" office:value="0.046875" calcext:value-type="float">
            <text:p>0.046875</text:p>
          </table:table-cell>
          <table:table-cell table:formula="of:=[.F11]/384" office:value-type="float" office:value="0.0104166666666667" calcext:value-type="float">
            <text:p>0.010416666666667</text:p>
          </table:table-cell>
          <table:table-cell table:formula="of:=[.G11]/384" office:value-type="float" office:value="0.00520833333333333" calcext:value-type="float">
            <text:p>0.005208333333333</text:p>
          </table:table-cell>
          <table:table-cell table:formula="of:=[.H11]/38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thout &gt;100 column (less than 1 percent error)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office:value-type="float" office:value="0.138613861386139" calcext:value-type="float">
            <text:p>0.138613861386139</text:p>
          </table:table-cell>
          <table:table-cell office:value-type="float" office:value="0.399339933993399" calcext:value-type="float">
            <text:p>0.399339933993399</text:p>
          </table:table-cell>
          <table:table-cell office:value-type="float" office:value="0.3003300330033" calcext:value-type="float">
            <text:p>0.3003300330033</text:p>
          </table:table-cell>
          <table:table-cell office:value-type="float" office:value="0.122112211221122" calcext:value-type="float">
            <text:p>0.122112211221122</text:p>
          </table:table-cell>
          <table:table-cell office:value-type="float" office:value="0.0264026402640264" calcext:value-type="float">
            <text:p>0.026402640264026</text:p>
          </table:table-cell>
          <table:table-cell office:value-type="float" office:value="0.0066006600660066" calcext:value-type="float">
            <text:p>0.006600660066007</text:p>
          </table:table-cell>
          <table:table-cell table:number-columns-repeated="2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office:value-type="float" office:value="0.144475920679887" calcext:value-type="float">
            <text:p>0.144475920679887</text:p>
          </table:table-cell>
          <table:table-cell office:value-type="float" office:value="0.436260623229462" calcext:value-type="float">
            <text:p>0.436260623229462</text:p>
          </table:table-cell>
          <table:table-cell office:value-type="float" office:value="0.331444759206799" calcext:value-type="float">
            <text:p>0.331444759206799</text:p>
          </table:table-cell>
          <table:table-cell office:value-type="float" office:value="0.0623229461756374" calcext:value-type="float">
            <text:p>0.062322946175637</text:p>
          </table:table-cell>
          <table:table-cell office:value-type="float" office:value="0.0169971671388102" calcext:value-type="float">
            <text:p>0.01699716713881</text:p>
          </table:table-cell>
          <table:table-cell office:value-type="float" office:value="0.0056657223796034" calcext:value-type="float">
            <text:p>0.005665722379603</text:p>
          </table:table-cell>
          <table:table-cell table:number-columns-repeated="2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office:value-type="float" office:value="0.149625935162095" calcext:value-type="float">
            <text:p>0.149625935162095</text:p>
          </table:table-cell>
          <table:table-cell office:value-type="float" office:value="0.43142144638404" calcext:value-type="float">
            <text:p>0.43142144638404</text:p>
          </table:table-cell>
          <table:table-cell office:value-type="float" office:value="0.306733167082294" calcext:value-type="float">
            <text:p>0.306733167082294</text:p>
          </table:table-cell>
          <table:table-cell office:value-type="float" office:value="0.0723192019950125" calcext:value-type="float">
            <text:p>0.072319201995013</text:p>
          </table:table-cell>
          <table:table-cell office:value-type="float" office:value="0.0324189526184539" calcext:value-type="float">
            <text:p>0.032418952618454</text:p>
          </table:table-cell>
          <table:table-cell office:value-type="float" office:value="0.00498753117206983" calcext:value-type="float">
            <text:p>0.00498753117207</text:p>
          </table:table-cell>
          <table:table-cell table:number-columns-repeated="2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office:value-type="float" office:value="0.129113924050633" calcext:value-type="float">
            <text:p>0.129113924050633</text:p>
          </table:table-cell>
          <table:table-cell office:value-type="float" office:value="0.425316455696203" calcext:value-type="float">
            <text:p>0.425316455696203</text:p>
          </table:table-cell>
          <table:table-cell office:value-type="float" office:value="0.346835443037975" calcext:value-type="float">
            <text:p>0.346835443037975</text:p>
          </table:table-cell>
          <table:table-cell office:value-type="float" office:value="0.0784810126582279" calcext:value-type="float">
            <text:p>0.078481012658228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00253164556962025" calcext:value-type="float">
            <text:p>0.00253164556962</text:p>
          </table:table-cell>
          <table:table-cell table:number-columns-repeated="2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office:value-type="float" office:value="0.160194174757282" calcext:value-type="float">
            <text:p>0.160194174757282</text:p>
          </table:table-cell>
          <table:table-cell office:value-type="float" office:value="0.41747572815534" calcext:value-type="float">
            <text:p>0.41747572815534</text:p>
          </table:table-cell>
          <table:table-cell office:value-type="float" office:value="0.330097087378641" calcext:value-type="float">
            <text:p>0.330097087378641</text:p>
          </table:table-cell>
          <table:table-cell office:value-type="float" office:value="0.0558252427184466" calcext:value-type="float">
            <text:p>0.055825242718447</text:p>
          </table:table-cell>
          <table:table-cell office:value-type="float" office:value="0.0218446601941748" calcext:value-type="float">
            <text:p>0.021844660194175</text:p>
          </table:table-cell>
          <table:table-cell office:value-type="float" office:value="0.00970873786407767" calcext:value-type="float">
            <text:p>0.009708737864078</text:p>
          </table:table-cell>
          <table:table-cell table:number-columns-repeated="2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office:value-type="float" office:value="0.186274509803922" calcext:value-type="float">
            <text:p>0.186274509803922</text:p>
          </table:table-cell>
          <table:table-cell office:value-type="float" office:value="0.362745098039216" calcext:value-type="float">
            <text:p>0.362745098039216</text:p>
          </table:table-cell>
          <table:table-cell office:value-type="float" office:value="0.377450980392157" calcext:value-type="float">
            <text:p>0.377450980392157</text:p>
          </table:table-cell>
          <table:table-cell office:value-type="float" office:value="0.0514705882352941" calcext:value-type="float">
            <text:p>0.051470588235294</text:p>
          </table:table-cell>
          <table:table-cell table:number-columns-repeated="2" office:value-type="float" office:value="0.00980392156862745" calcext:value-type="float">
            <text:p>0.009803921568627</text:p>
          </table:table-cell>
          <table:table-cell table:number-columns-repeated="2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office:value-type="float" office:value="0.214452214452214" calcext:value-type="float">
            <text:p>0.214452214452214</text:p>
          </table:table-cell>
          <table:table-cell office:value-type="float" office:value="0.41958041958042" calcext:value-type="float">
            <text:p>0.41958041958042</text:p>
          </table:table-cell>
          <table:table-cell office:value-type="float" office:value="0.31002331002331" calcext:value-type="float">
            <text:p>0.31002331002331</text:p>
          </table:table-cell>
          <table:table-cell office:value-type="float" office:value="0.0326340326340326" calcext:value-type="float">
            <text:p>0.032634032634033</text:p>
          </table:table-cell>
          <table:table-cell office:value-type="float" office:value="0.013986013986014" calcext:value-type="float">
            <text:p>0.013986013986014</text:p>
          </table:table-cell>
          <table:table-cell office:value-type="float" office:value="0.00699300699300699" calcext:value-type="float">
            <text:p>0.006993006993007</text:p>
          </table:table-cell>
          <table:table-cell table:number-columns-repeated="2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office:value-type="float" office:value="0.170542635658915" calcext:value-type="float">
            <text:p>0.170542635658915</text:p>
          </table:table-cell>
          <table:table-cell office:value-type="float" office:value="0.405684754521964" calcext:value-type="float">
            <text:p>0.405684754521964</text:p>
          </table:table-cell>
          <table:table-cell office:value-type="float" office:value="0.364341085271318" calcext:value-type="float">
            <text:p>0.364341085271318</text:p>
          </table:table-cell>
          <table:table-cell office:value-type="float" office:value="0.0310077519379845" calcext:value-type="float">
            <text:p>0.031007751937985</text:p>
          </table:table-cell>
          <table:table-cell office:value-type="float" office:value="0.020671834625323" calcext:value-type="float">
            <text:p>0.020671834625323</text:p>
          </table:table-cell>
          <table:table-cell office:value-type="float" office:value="0.00516795865633075" calcext:value-type="float">
            <text:p>0.005167958656331</text:p>
          </table:table-cell>
          <table:table-cell table:number-columns-repeated="2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459276018099548" calcext:value-type="float">
            <text:p>0.459276018099548</text:p>
          </table:table-cell>
          <table:table-cell office:value-type="float" office:value="0.366515837104072" calcext:value-type="float">
            <text:p>0.366515837104072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0.00226244343891403" calcext:value-type="float">
            <text:p>0.002262443438914</text:p>
          </table:table-cell>
          <table:table-cell office:value-type="float" office:value="0.0248868778280543" calcext:value-type="float">
            <text:p>0.024886877828054</text:p>
          </table:table-cell>
          <table:table-cell table:number-columns-repeated="2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office:value-type="float" office:value="0.111979166666667" calcext:value-type="float">
            <text:p>0.111979166666667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0.00520833333333333" calcext:value-type="float">
            <text:p>0.0052083333333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lative, normalized histogram, with 2 x 2 binning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A</text:p>
          </table:table-cell>
          <table:table-cell table:formula="of:=0.2*([.B29]+[.C29]+[.D29])+0.2*([.B30]+[.C30]+[.D30])+0.2*([.B31]+[.C31]+[.D31])+0.2*([.B32]+[.C32]+[.D32])+0.2*([.B33]+[.C33]+[.D33])" office:value-type="float" office:value="0.889455698640697" calcext:value-type="float">
            <text:p>0.889455698640697</text:p>
          </table:table-cell>
          <table:table-cell table:formula="of:=0.2*([.E29]+[.E30]+[.E31]+[.E32]+[.E33]+[.F29]+[.F30]+[.F31]+[.F32]+[.F33]+[.G29]+[.G30]+[.G31]+[.G32]+[.G33])" office:value-type="float" office:value="0.106175311976678" calcext:value-type="float">
            <text:p>0.106175311976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B</text:p>
          </table:table-cell>
          <table:table-cell table:formula="of:=0.2*([.B34]+[.B35]+[.B36]+[.B37]+[.B38]+[.C34]+[.C35]+[.C36]+[.C37]+[.C38]+[.D34]+[.D35]+[.D36]+[.D37]+[.D38])" office:value-type="float" office:value="0.938406784354117" calcext:value-type="float">
            <text:p>0.938406784354117</text:p>
          </table:table-cell>
          <table:table-cell table:formula="of:=0.2*([.E34]+[.E35]+[.E36]+[.E37]+[.E38]+[.F34]+[.F35]+[.F36]+[.F37]+[.F38]+[.G34]+[.G35]+[.G36]+[.G37]+[.G38])" office:value-type="float" office:value="0.0601200232356183" calcext:value-type="float">
            <text:p>0.0601200232356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unding to nearest percent…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29 or fewer</text:p>
          </table:table-cell>
          <table:table-cell table:style-name="ce1" office:value-type="string" calcext:value-type="string">
            <text:p>30 or mo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0-2014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5-201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ime Serie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3T15:28:26.898098102</meta:creation-date>
    <dc:date>2020-07-13T17:45:13.646598511</dc:date>
    <meta:editing-duration>PT39M59S</meta:editing-duration>
    <meta:editing-cycles>7</meta:editing-cycles>
    <meta:generator>LibreOffice/6.4.4.2$Linux_X86_64 LibreOffice_project/40$Build-2</meta:generator>
    <meta:document-statistic meta:table-count="2" meta:cell-count="561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85cm" svg:height="6.179cm" xlink:href=".." xlink:type="simple" chart:class="chart:scatter" chart:style-name="ch1">
        <chart:plot-area chart:style-name="ch2" table:cell-range-address="Sheet2.A53:Sheet2.B62" svg:x="0.219cm" svg:y="0.123cm" svg:width="10.547cm" svg:height="5.933cm">
          <chartooo:coordinate-region svg:x="1.026cm" svg:y="0.322cm" svg:width="9.368cm" svg:height="5.0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53:Sheet2.B62" chart:class="chart:scatter">
            <chart:domain table:cell-range-address="Sheet2.A53:Sheet2.A62"/>
            <chart:regression-curve chart:style-name="ch6">
              <chart:equation chart:display-equation="true" chart:display-r-square="false" svg:x="2.542cm" svg:y="3.264cm"/>
            </chart:regression-curve>
            <chart:data-point chart:repeated="9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0">
                <text:p>2010</text:p>
                <draw:g>
                  <svg:desc>Sheet2.A53:Sheet2.A62</svg:desc>
                </draw:g>
              </table:table-cell>
              <table:table-cell office:value-type="float" office:value="303">
                <text:p>303</text:p>
                <draw:g>
                  <svg:desc>Sheet2.B53:Sheet2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1">
                <text:p>201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2">
                <text:p>201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3">
                <text:p>201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4">
                <text:p>201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5">
                <text:p>201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6">
                <text:p>201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7">
                <text:p>20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8">
                <text:p>201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9">
                <text:p>2019</text:p>
              </table:table-cell>
              <table:table-cell office:value-type="float" office:value="384">
                <text:p>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